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12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0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24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2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1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04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0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0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1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2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28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15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1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09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1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22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0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2-0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14538181818" calcext:value-type="float">
            <text:p>29.78145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18540689655" calcext:value-type="float">
            <text:p>30.02185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50648" calcext:value-type="float">
            <text:p>30.46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79627586207" calcext:value-type="float">
            <text:p>31.1279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4648" calcext:value-type="float">
            <text:p>35.18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5752" calcext:value-type="float">
            <text:p>32.18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7997241379" calcext:value-type="float">
            <text:p>30.992799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61624" calcext:value-type="float">
            <text:p>29.03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7575172414" calcext:value-type="float">
            <text:p>29.288757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3688" calcext:value-type="float">
            <text:p>29.2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5084137931" calcext:value-type="float">
            <text:p>29.27950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70464516129" calcext:value-type="float">
            <text:p>29.217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23501935484" calcext:value-type="float">
            <text:p>29.1523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41026206896" calcext:value-type="float">
            <text:p>29.304102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70286451613" calcext:value-type="float">
            <text:p>29.5170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3372" calcext:value-type="float">
            <text:p>29.77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4203870968" calcext:value-type="float">
            <text:p>30.1564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5371612903" calcext:value-type="float">
            <text:p>31.3365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22696" calcext:value-type="float">
            <text:p>29.79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04978064516" calcext:value-type="float">
            <text:p>30.2104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2296" calcext:value-type="float">
            <text:p>29.9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57032258064" calcext:value-type="float">
            <text:p>30.1457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76186666667" calcext:value-type="float">
            <text:p>30.30761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00104" calcext:value-type="float">
            <text:p>30.3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00672" calcext:value-type="float">
            <text:p>31.17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71944" calcext:value-type="float">
            <text:p>31.19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28432" calcext:value-type="float">
            <text:p>31.28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98620689655" calcext:value-type="float">
            <text:p>31.6098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56648" calcext:value-type="float">
            <text:p>33.99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0528" calcext:value-type="float">
            <text:p>32.52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3051034483" calcext:value-type="float">
            <text:p>30.937305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67175483871" calcext:value-type="float">
            <text:p>30.6167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12124137931" calcext:value-type="float">
            <text:p>30.7212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6616774194" calcext:value-type="float">
            <text:p>30.8456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82985714286" calcext:value-type="float">
            <text:p>31.0182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13581935484" calcext:value-type="float">
            <text:p>31.1213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4595862069" calcext:value-type="float">
            <text:p>31.80545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2476" calcext:value-type="float">
            <text:p>32.00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7052903226" calcext:value-type="float">
            <text:p>32.2147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3944" calcext:value-type="float">
            <text:p>32.54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65305806452" calcext:value-type="float">
            <text:p>33.7665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23868387097" calcext:value-type="float">
            <text:p>35.4923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5928" calcext:value-type="float">
            <text:p>33.54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606" calcext:value-type="float">
            <text:p>31.391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12684137931" calcext:value-type="float">
            <text:p>31.93126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00028" calcext:value-type="float">
            <text:p>31.620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67508571429" calcext:value-type="float">
            <text:p>31.80675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7927483871" calcext:value-type="float">
            <text:p>31.7679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03788387097" calcext:value-type="float">
            <text:p>32.3803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3670344828" calcext:value-type="float">
            <text:p>32.628367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9922580645" calcext:value-type="float">
            <text:p>32.912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1792" calcext:value-type="float">
            <text:p>33.46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36344" calcext:value-type="float">
            <text:p>37.00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4896" calcext:value-type="float">
            <text:p>36.12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94722758621" calcext:value-type="float">
            <text:p>34.42947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7144" calcext:value-type="float">
            <text:p>30.91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1235862069" calcext:value-type="float">
            <text:p>31.02212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79336" calcext:value-type="float">
            <text:p>31.16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06995862069" calcext:value-type="float">
            <text:p>31.82069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72562580645" calcext:value-type="float">
            <text:p>31.9772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9692903226" calcext:value-type="float">
            <text:p>31.6599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40864" calcext:value-type="float">
            <text:p>31.98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1060645161" calcext:value-type="float">
            <text:p>32.2381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77728" calcext:value-type="float">
            <text:p>32.82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30851612903" calcext:value-type="float">
            <text:p>36.483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79248" calcext:value-type="float">
            <text:p>30.48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05032258065" calcext:value-type="float">
            <text:p>30.450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7272" calcext:value-type="float">
            <text:p>30.60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31055483871" calcext:value-type="float">
            <text:p>30.6731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24745714286" calcext:value-type="float">
            <text:p>30.90247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8616774193" calcext:value-type="float">
            <text:p>30.921861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97625714286" calcext:value-type="float">
            <text:p>30.53976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10844444444" calcext:value-type="float">
            <text:p>30.83108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31825714286" calcext:value-type="float">
            <text:p>31.23318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29535384615" calcext:value-type="float">
            <text:p>31.602953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70684444444" calcext:value-type="float">
            <text:p>32.227068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45591111111" calcext:value-type="float">
            <text:p>33.824559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36298461538" calcext:value-type="float">
            <text:p>30.683629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4568888889" calcext:value-type="float">
            <text:p>30.94645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12630769231" calcext:value-type="float">
            <text:p>30.62126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6617" calcext:value-type="float">
            <text:p>31.6066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61786666667" calcext:value-type="float">
            <text:p>31.48617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7567" calcext:value-type="float">
            <text:p>31.5875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098383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262" meta:object-count="0"/>
    <meta:user-defined meta:name="AppVersion">3.0</meta:user-defined>
  </office:meta>
</office:document-meta>
</file>